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44cm" svg:height="0.923cm" draw:transform="skewX (0.000523598775598297) rotate (-1.55229583672376) translate (5.7266942636039cm 3.2988115568733cm)" svg:viewBox="0 0 4445 924" svg:d="M123 704c342 31 1394 162 2115 195 720 32 1800 25 2174 20 126-12-145-707-261-712-339-6-801 102-1649 60-849-43-2073-207-2444-267-120-16-33 694 65 704z">
          <text:p/>
        </draw:path>
        <draw:path draw:style-name="gr1" draw:text-style-name="P1" draw:layer="layout" svg:width="0.902cm" svg:height="0.661cm" draw:transform="skewX (0.00122173047639609) rotate (-2.1556561591382) translate (5.724457318594cm 7.4696291664946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75cm" svg:height="1.322cm" draw:transform="skewX (-0.000698131700797757) rotate (-0.825191670342919) translate (5.1470367204914cm 3.2034437816521cm)" svg:viewBox="0 0 751 1323" svg:d="M751 1175c-82-404-94-736-61-985-2-167-669-272-681-108-18 475-16 695 76 1145 43 184 675 66 666-52z">
          <text:p/>
        </draw:path>
        <draw:path draw:style-name="gr1" draw:text-style-name="P1" draw:layer="layout" svg:width="0.902cm" svg:height="0.661cm" draw:transform="rotate (-2.15687788961459) translate (5.8574578120653cm 3.2957947751290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196) rotate (-2.1556561591382) translate (5.1034736659504cm 4.08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6:12.399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